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99pt"/>
    </style:style>
    <style:style style:name="co88" style:family="table-column">
      <style:table-column-properties fo:break-before="auto" style:column-width="232.7pt"/>
    </style:style>
    <style:style style:name="co89" style:family="table-column">
      <style:table-column-properties fo:break-before="auto" style:column-width="212.74pt"/>
    </style:style>
    <style:style style:name="co90" style:family="table-column">
      <style:table-column-properties fo:break-before="auto" style:column-width="123.36pt"/>
    </style:style>
    <style:style style:name="co91" style:family="table-column">
      <style:table-column-properties fo:break-before="auto" style:column-width="253.3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145.19pt"/>
    </style:style>
    <style:style style:name="co94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normal" style:font-weight-asian="normal" style:font-weight-complex="normal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9" style:family="table-cell" style:parent-style-name="Default" style:data-style-name="N104">
      <style:text-properties fo:font-weight="bold" style:font-weight-asian="bold" style:font-weight-complex="bold"/>
    </style:style>
    <style:style style:name="ce70" style:family="table-cell" style:parent-style-name="Default" style:data-style-name="N75"/>
    <style:style style:name="ce71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'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68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y Marriott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6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6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's Mexican Grill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Rest Area Eastbound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6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6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ome2 Suites)</text:p>
          </table:table-cell>
          <table:table-cell table:style-name="ce53" office:value-type="string" calcext:value-type="string">
            <text:p>1 h 10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0 PM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121 Sunrise Ave, Kingman, AZ 86401</text:p>
          </table:table-cell>
          <table:table-cell table:style-name="ce53" office:value-type="string" calcext:value-type="string">
            <text:p>Home2 Suites by Hilton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7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'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Homewood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45 min</text:p>
          </table:table-cell>
          <table:table-cell office:value-type="float" office:value="49" calcext:value-type="float">
            <text:p>49.0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River Rd E</text:p>
          </table:table-cell>
          <table:table-cell office:value-type="string" calcext:value-type="string">
            <text:p>4250 N Campbell Ave, Tucson, AZ 85718</text:p>
          </table:table-cell>
          <table:table-cell office:value-type="string" calcext:value-type="string">
            <text:p>Homewood Suites by Hilton Tucson/St. Philip's Plaza University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6:.D20])" office:value-type="float" office:value="305.6" calcext:value-type="float">
            <text:p>305.6</text:p>
          </table:table-cell>
          <table:table-cell/>
          <table:table-cell table:style-name="ce1" table:formula="of:=SUM([.F16:.F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0 min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Campbell Ave <text:s/>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's Family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string" calcext:value-type="string">
            <text:p>35 min max</text:p>
          </table:table-cell>
          <table:table-cell office:value-type="string" calcext:value-type="string">
            <text:p>28 min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Depart 6:25 PM Arrive by 7:00 P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6411 S Desert Blvd, El Paso, TX 7993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3:.D27])" office:value-type="float" office:value="311.3" calcext:value-type="float">
            <text:p>311.3</text:p>
          </table:table-cell>
          <table:table-cell/>
          <table:table-cell table:style-name="ce1" table:formula="of:=SUM([.F23:.F27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30 min</text:p>
          </table:table-cell>
          <table:table-cell office:value-type="float" office:value="104" calcext:value-type="float">
            <text:p>104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7 min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epart 11:10 AM Arrive by 11:2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50 AM Arrive by 1:3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2" calcext:value-type="float">
            <text:p>92.0</text:p>
          </table:table-cell>
          <table:table-cell office:value-type="string" calcext:value-type="string">
            <text:p>Depart 3:00 PM Arrive by 4:4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string" calcext:value-type="string">
            <text:p>50 min max</text:p>
          </table:table-cell>
          <table:table-cell office:value-type="string" calcext:value-type="string">
            <text:p>35 min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Depart 5:10 PM Arrive by 6:00 P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TownePlace Suites????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Depart 6:30 PM Arrive by 7:4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8 Deauville Blvd, Midland, TX 79706</text:p>
          </table:table-cell>
          <table:table-cell office:value-type="string" calcext:value-type="string">
            <text:p>TownePlace Suites by Marriott Midland ???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30:.D35])" office:value-type="float" office:value="328.4" calcext:value-type="float">
            <text:p>328.4</text:p>
          </table:table-cell>
          <table:table-cell/>
          <table:table-cell table:style-name="ce1" table:formula="of:=SUM([.F30:.F3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7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5.8" calcext:value-type="float">
            <text:p>75.8</text:p>
          </table:table-cell>
          <table:table-cell office:value-type="string" calcext:value-type="string">
            <text:p>Depart 9:00 AM Arrive by 10:30 A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8.6" calcext:value-type="float">
            <text:p>48.6</text:p>
          </table:table-cell>
          <table:table-cell office:value-type="string" calcext:value-type="string">
            <text:p>Depart 11:00 AM Arrive by 11:55 PM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string" calcext:value-type="string">
            <text:p>1 h 25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7.6" calcext:value-type="float">
            <text:p>77.6</text:p>
          </table:table-cell>
          <table:table-cell office:value-type="string" calcext:value-type="string">
            <text:p>Depart 1:25 PM Arrive by 2:50 PM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5 min</text:p>
          </table:table-cell>
          <table:table-cell table:style-name="Default" office:value-type="float" office:value="80.2" calcext:value-type="float">
            <text:p>80.2</text:p>
          </table:table-cell>
          <table:table-cell office:value-type="string" calcext:value-type="string">
            <text:p>Depart 3:20 PM Arrive by 4:50 P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string" calcext:value-type="string">
            <text:p>1 h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7.5" calcext:value-type="float">
            <text:p>47.5</text:p>
          </table:table-cell>
          <table:table-cell office:value-type="string" calcext:value-type="string">
            <text:p>Depart 5:20 PM Arrive by 6:20 PM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SUM([.D38:.D42])" office:value-type="float" office:value="329.7" calcext:value-type="float">
            <text:p>329.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/>
          <table:table-cell table:style-name="ce1" table:formula="of:=SUM([.F38:.F42])" office:value-type="float" office:value="380" calcext:value-type="float">
            <text:p>380</text:p>
          </table:table-cell>
          <table:table-cell table:number-columns-repeated="4"/>
        </table:table-row>
      </table:table>
      <table:table table:name="Hotel Costs" table:style-name="ta1">
        <office:forms form:automatic-focus="false" form:apply-design-mode="false"/>
        <table:table-column table:style-name="co88" table:default-cell-style-name="Default"/>
        <table:table-column table:style-name="co4" table:default-cell-style-name="ce58"/>
        <table:table-column table:style-name="co4" table:number-columns-repeated="2" table:default-cell-style-name="ce70"/>
        <table:table-column table:style-name="co4" table:number-columns-repeated="2" table:default-cell-style-name="ce58"/>
        <table:table-column table:style-name="co89" table:default-cell-style-name="ce58"/>
        <table:table-column table:style-name="co90" table:default-cell-style-name="Default"/>
        <table:table-column table:style-name="co90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 table:formula="of:=SUM([.E2:.E6])" office:value-type="currency" office:currency="USD" office:value="777.37" calcext:value-type="currency">
            <text:p>$777.37</text:p>
          </table:table-cell>
          <table:table-cell table:style-name="ce69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69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91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2" table:number-columns-repeated="2" table:default-cell-style-name="ce72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1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7T16:03:25.277501165</dc:date>
    <meta:editing-duration>P25DT7H10M36S</meta:editing-duration>
    <meta:editing-cycles>425</meta:editing-cycles>
    <meta:generator>LibreOffice/5.1.6.2$Linux_X86_64 LibreOffice_project/10m0$Build-2</meta:generator>
    <meta:document-statistic meta:table-count="12" meta:cell-count="5422" meta:object-count="0"/>
  </office:meta>
</office:document-meta>
</file>